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Symbol" svg:font-family="OpenSymbol" style:font-charset="x-symbol"/>
    <style:font-face style:name="inherit" svg:font-family="inherit"/>
  </office:font-face-decls>
  <office:automatic-styles>
    <style:style style:name="P1" style:family="paragraph" style:parent-style-name="Standard">
      <style:text-properties officeooo:rsid="001363eb" officeooo:paragraph-rsid="001363eb"/>
    </style:style>
    <style:style style:name="P2" style:family="paragraph" style:parent-style-name="Standard">
      <style:paragraph-properties fo:text-align="start" style:justify-single-word="false"/>
      <style:text-properties fo:font-size="20pt" style:rfc-language-tag="sr-Latn-RS" fo:language="sr" fo:script="Latn" fo:country="RS" officeooo:rsid="0016ec9c" officeooo:paragraph-rsid="0016ec9c" style:font-size-asian="20pt" style:font-size-complex="20pt"/>
    </style:style>
    <style:style style:name="P3" style:family="paragraph" style:parent-style-name="Standard">
      <style:paragraph-properties fo:text-align="start" style:justify-single-word="false"/>
      <style:text-properties fo:font-size="20pt" style:rfc-language-tag="sr-Latn-RS" fo:language="sr" fo:script="Latn" fo:country="RS" officeooo:rsid="00186d0e" officeooo:paragraph-rsid="00186d0e" style:font-size-asian="20pt" style:font-size-complex="20pt"/>
    </style:style>
    <style:style style:name="P4" style:family="paragraph" style:parent-style-name="Standard">
      <style:paragraph-properties fo:text-align="start" style:justify-single-word="false"/>
      <style:text-properties fo:font-size="20pt" style:rfc-language-tag="sr-Latn-RS" fo:language="sr" fo:script="Latn" fo:country="RS" officeooo:rsid="00186d0e" officeooo:paragraph-rsid="0019e144" style:font-size-asian="20pt" style:font-size-complex="20pt"/>
    </style:style>
    <style:style style:name="P5" style:family="paragraph" style:parent-style-name="Standard">
      <style:paragraph-properties fo:text-align="start" style:justify-single-word="false"/>
      <style:text-properties fo:font-size="20pt" style:rfc-language-tag="sr-Latn-RS" fo:language="sr" fo:script="Latn" fo:country="RS" officeooo:rsid="0019e144" officeooo:paragraph-rsid="0019e144" style:font-size-asian="20pt" style:font-size-complex="20pt"/>
    </style:style>
    <style:style style:name="P6" style:family="paragraph" style:parent-style-name="Standard">
      <style:paragraph-properties fo:text-align="start" style:justify-single-word="false"/>
      <style:text-properties fo:font-size="20pt" style:rfc-language-tag="sr-Latn-RS" fo:language="sr" fo:script="Latn" fo:country="RS" officeooo:rsid="001b2fab" officeooo:paragraph-rsid="0016ec9c" style:font-size-asian="20pt" style:font-size-complex="20pt"/>
    </style:style>
    <style:style style:name="P7" style:family="paragraph" style:parent-style-name="Text_20_body">
      <style:text-properties fo:color="#000000" loext:opacity="100%"/>
    </style:style>
    <style:style style:name="P8" style:family="paragraph" style:parent-style-name="Standard">
      <style:text-properties style:rfc-language-tag="sr-Latn-RS" fo:language="sr" fo:script="Latn" fo:country="RS" officeooo:rsid="001363eb" officeooo:paragraph-rsid="001363eb"/>
    </style:style>
    <style:style style:name="P9" style:family="paragraph" style:parent-style-name="Standard">
      <style:paragraph-properties fo:text-align="center" style:justify-single-word="false"/>
      <style:text-properties style:rfc-language-tag="sr-Latn-RS" fo:language="sr" fo:script="Latn" fo:country="RS" officeooo:rsid="001363eb" officeooo:paragraph-rsid="001363eb"/>
    </style:style>
    <style:style style:name="P10" style:family="paragraph" style:parent-style-name="Standard">
      <style:paragraph-properties fo:text-align="start" style:justify-single-word="false"/>
      <style:text-properties style:rfc-language-tag="sr-Latn-RS" fo:language="sr" fo:script="Latn" fo:country="RS" officeooo:rsid="001363eb" officeooo:paragraph-rsid="001363eb"/>
    </style:style>
    <style:style style:name="P11" style:family="paragraph" style:parent-style-name="Standard">
      <style:paragraph-properties fo:text-align="start" style:justify-single-word="false"/>
      <style:text-properties style:rfc-language-tag="sr-Latn-RS" fo:language="sr" fo:script="Latn" fo:country="RS" officeooo:rsid="001903a7" officeooo:paragraph-rsid="001903a7"/>
    </style:style>
    <style:style style:name="P12" style:family="paragraph" style:parent-style-name="Standard">
      <style:paragraph-properties fo:text-align="start" style:justify-single-word="false"/>
      <style:text-properties fo:font-size="12pt" style:rfc-language-tag="sr-Latn-RS" fo:language="sr" fo:script="Latn" fo:country="RS" officeooo:rsid="0016ec9c" officeooo:paragraph-rsid="0016ec9c" style:font-size-asian="10.5pt" style:font-size-complex="12pt"/>
    </style:style>
    <style:style style:name="P13" style:family="paragraph" style:parent-style-name="Standard">
      <style:paragraph-properties fo:text-align="start" style:justify-single-word="false"/>
      <style:text-properties fo:font-size="12pt" style:rfc-language-tag="sr-Latn-RS" fo:language="sr" fo:script="Latn" fo:country="RS" officeooo:rsid="001b2fab" officeooo:paragraph-rsid="001b2fab" style:font-size-asian="10.5pt" style:font-size-complex="12pt"/>
    </style:style>
    <style:style style:name="P14" style:family="paragraph" style:parent-style-name="Preformatted_20_Text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language="sr" fo:country="RS" fo:font-style="normal" fo:font-weight="normal" officeooo:rsid="001ceba3" officeooo:paragraph-rsid="001ceba3" fo:background-color="transparent" style:font-size-asian="12pt" style:font-size-complex="12pt"/>
    </style:style>
    <style:style style:name="P15" style:family="paragraph" style:parent-style-name="Standard" style:list-style-name="L1">
      <style:paragraph-properties fo:text-align="start" style:justify-single-word="false"/>
      <style:text-properties style:rfc-language-tag="sr-Latn-RS" fo:language="sr" fo:script="Latn" fo:country="RS" officeooo:rsid="001363eb" officeooo:paragraph-rsid="001363eb"/>
    </style:style>
    <style:style style:name="P16" style:family="paragraph" style:parent-style-name="Standard" style:list-style-name="L1">
      <style:paragraph-properties fo:text-align="start" style:justify-single-word="false"/>
      <style:text-properties style:rfc-language-tag="sr-Latn-RS" fo:language="sr" fo:script="Latn" fo:country="RS" officeooo:rsid="001903a7" officeooo:paragraph-rsid="001903a7"/>
    </style:style>
    <style:style style:name="P17" style:family="paragraph" style:parent-style-name="Standard" style:list-style-name="L1">
      <style:paragraph-properties fo:text-align="start" style:justify-single-word="false"/>
      <style:text-properties officeooo:paragraph-rsid="001363eb"/>
    </style:style>
    <style:style style:name="P18" style:family="paragraph" style:parent-style-name="Standard">
      <style:paragraph-properties fo:text-align="start" style:justify-single-word="false"/>
      <style:text-properties fo:font-size="20pt" style:rfc-language-tag="sr-Latn-RS" fo:language="sr" fo:script="Latn" fo:country="RS" officeooo:rsid="001ceba3" officeooo:paragraph-rsid="001ceba3" style:font-size-asian="20pt" style:font-size-complex="20pt"/>
    </style:style>
    <style:style style:name="P19" style:family="paragraph" style:parent-style-name="Standard">
      <style:paragraph-properties fo:text-align="start" style:justify-single-word="false"/>
      <style:text-properties fo:font-size="20pt" style:rfc-language-tag="sr-Latn-RS" fo:language="sr" fo:script="Latn" fo:country="RS" officeooo:rsid="0016ec9c" officeooo:paragraph-rsid="0016ec9c" fo:background-color="transparent" style:font-size-asian="20pt" style:font-size-complex="20pt"/>
    </style:style>
    <style:style style:name="P20" style:family="paragraph" style:parent-style-name="Standard" style:list-style-name="L1">
      <style:paragraph-properties fo:text-align="start" style:justify-single-word="false"/>
      <style:text-properties fo:font-size="12pt" style:rfc-language-tag="sr-Latn-RS" fo:language="sr" fo:script="Latn" fo:country="RS" officeooo:rsid="001ceba3" officeooo:paragraph-rsid="001ceba3" style:font-size-asian="12pt" style:font-size-complex="12pt"/>
    </style:style>
    <style:style style:name="P21" style:family="paragraph" style:parent-style-name="Standard">
      <style:paragraph-properties fo:text-align="start" style:justify-single-word="false"/>
      <style:text-properties style:font-name="Liberation Serif" fo:font-size="12pt" style:rfc-language-tag="sr-Latn-RS" fo:language="sr" fo:script="Latn" fo:country="RS" officeooo:rsid="001ceba3" officeooo:paragraph-rsid="001ceba3" fo:background-color="transparent" style:font-size-asian="12pt" style:font-size-complex="12pt"/>
    </style:style>
    <style:style style:name="T1" style:family="text">
      <style:text-properties style:rfc-language-tag="sr-Latn-RS" fo:language="sr" fo:script="Latn" fo:country="RS"/>
    </style:style>
    <style:style style:name="T2" style:family="text">
      <style:text-properties style:rfc-language-tag="sr-Latn-RS" fo:language="sr" fo:script="Latn" fo:country="RS" officeooo:rsid="00152740"/>
    </style:style>
    <style:style style:name="T3" style:family="text">
      <style:text-properties style:rfc-language-tag="sr-Latn-RS" fo:language="sr" fo:script="Latn" fo:country="RS" officeooo:rsid="0016ec9c"/>
    </style:style>
    <style:style style:name="T4" style:family="text">
      <style:text-properties style:rfc-language-tag="sr-Latn-RS" fo:language="sr" fo:script="Latn" fo:country="RS" officeooo:rsid="001903a7"/>
    </style:style>
    <style:style style:name="T5" style:family="text">
      <style:text-properties fo:font-variant="normal" fo:text-transform="none" fo:letter-spacing="normal" fo:font-style="normal" fo:font-weight="normal"/>
    </style:style>
    <style:style style:name="T6" style:family="text">
      <style:text-properties fo:font-variant="normal" fo:text-transform="none" fo:letter-spacing="normal" style:rfc-language-tag="sr-Latn-RS" fo:language="sr" fo:script="Latn" fo:country="RS" fo:font-style="normal" fo:font-weight="normal" officeooo:rsid="0019ce57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niverzitet u Ni<text:span text:style-name="T1">šu</text:span></text:p>
      <text:p text:style-name="P8"/>
      <text:p text:style-name="P8">Elektronski fakultet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/>
      <text:p text:style-name="P9">SEMINARSKI RAD </text:p>
      <text:p text:style-name="P9"/>
      <text:p text:style-name="P9">Moodle Event Trigger Plugin 2022-2023</text:p>
      <text:p text:style-name="P9"/>
      <text:p text:style-name="P9">Predmet: Tehnologije za podršku učenju</text:p>
      <text:p text:style-name="P9"/>
      <text:p text:style-name="P9"/>
      <text:p text:style-name="P9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Mentori:<text:tab/><text:tab/><text:tab/><text:tab/><text:tab/><text:tab/><text:tab/><text:tab/>Studenti:</text:p>
      <text:p text:style-name="P10"/>
      <text:p text:style-name="P10">Prof. dr Ivan Milentijević<text:tab/><text:tab/><text:tab/><text:tab/><text:tab/><text:tab/>Ivana Aleksić 17534</text:p>
      <text:p text:style-name="P10"/>
      <text:p text:style-name="P10">Mr Oliver Vojinović<text:tab/><text:tab/><text:tab/><text:tab/><text:tab/><text:tab/><text:tab/>Ilija Milenković 17764</text:p>
      <text:p text:style-name="P10"><text:soft-page-break/></text:p>
      <text:p text:style-name="P10"/>
      <text:p text:style-name="P10"/>
      <text:p text:style-name="P10"/>
      <text:p text:style-name="P10"/>
      <text:p text:style-name="P10"/>
      <text:p text:style-name="P10"/>
      <text:p text:style-name="P9">Sadržaj</text:p>
      <text:p text:style-name="P9"/>
      <text:p text:style-name="P10"/>
      <text:list xml:id="list3862690487" text:style-name="L1">
        <text:list-item>
          <text:p text:style-name="P15">Uvod</text:p>
          <text:list>
            <text:list-item>
              <text:p text:style-name="P17"><text:span text:style-name="T2">Šta je </text:span><text:span text:style-name="T4">M</text:span><text:span text:style-name="T2">oodle? ………………………………………………………………………………</text:span><text:span text:style-name="T4">3</text:span></text:p>
            </text:list-item>
            <text:list-item>
              <text:p text:style-name="P16">Instalacija Moodle……………………………………………………………………………4</text:p>
            </text:list-item>
          </text:list>
        </text:list-item>
        <text:list-item>
          <text:p text:style-name="P20">Moodle Event Plugin</text:p>
        </text:list-item>
        <text:list-item>
          <text:p text:style-name="P20">Zahtevi projekta</text:p>
        </text:list-item>
        <text:list-item>
          <text:p text:style-name="P16">Literatura</text:p>
        </text:list-item>
      </text:list>
      <text:p text:style-name="P11"/>
      <text:p text:style-name="P11"/>
      <text:p text:style-name="P11"><text:tab/><text:tab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2">Šta je Moodle?</text:p>
      <text:p text:style-name="P2"/>
      <text:p text:style-name="Text_20_body"><text:bookmark text:name="tw-target-rmn"/><text:soft-page-break/>Moodle <text:span text:style-name="T3">je</text:span> <text:span text:style-name="T3">platforma</text:span> za učenje dizajnirana da obezbedi edukatorima, administratorima i učenicima <text:s/><text:span text:style-name="T3">kompaktan</text:span>, siguran i integrisan sistem za kreiranje personalizovanih okruženja za učenje.</text:p>
      <text:p text:style-name="Text_20_body"><text:bookmark text:name="tw-target-rmn1"/>Pokrećući stotine hiljada okruženja za učenje širom sveta, Moodle-u veruju velike i male institucije i organizacije.</text:p>
      <text:p text:style-name="Text_20_body"><text:bookmark text:name="tw-target-rmn2"/>Moodle se besplatno pruža kao softver otvorenog koda, pod GNU opštom javnom licencom. Svako može prilagoditi, proširiti ili modifikovati Moodle za komercijalne i nekomercijalne projekte bez ikakvih naknada za licenciranje i imati koristi od troškovne efikasnosti, fleksibilnosti i drugih prednosti korišćenja Moodle-a.</text:p>
      <text:p text:style-name="Text_20_body"><text:bookmark text:name="tw-target-rmn3"/>Moodle pruža najfleksibilniji skup alata koji podržava kombinovano učenje i 100% onlajn kurseve. Konfigurišite Moodle omogućavanjem ili onemogućavanjem osnovnih funkcija i lako integrišite sve što je potrebno za kurs koristeći kompletan niz ugrađenih funkcija, uključujući eksterne alate za saradnju kao što su forumi, vikiji, ćaskanje i blogovi.</text:p>
      <text:p text:style-name="Text_20_body"><text:bookmark text:name="tw-target-rmn4"/>Pošto je otvorenog koda, Moodle se može prilagoditi na bilo koji način i prilagoditi individualnim potrebama. Njegova modularna postavka i interoperabilni dizajn omogućavaju programerima da kreiraju dodatke i integrišu spoljne aplikacije kako bi postigli specifične funkcionalnosti. Proširite ono što Moodle radi korišćenjem besplatno dostupnih dodataka i dodataka - mogućnosti su beskrajne!</text:p>
      <text:p text:style-name="Text_20_body"><text:bookmark text:name="tw-target-rmn5"/>Od nekoliko učenika do miliona korisnika, Moodle se može skalirati kako bi podržao potrebe i malih razreda i velikih organizacija. Zbog svoje fleksibilnosti i skalabilnosti, Moodle je prilagođen za upotrebu u obrazovnim, poslovnim, neprofitnim, državnim i društvenim kontekstima.</text:p>
      <text:p text:style-name="Text_20_body"><text:bookmark text:name="tw-target-rmn6"/>Moodle je zasnovan na vebu i stoga mu se može pristupiti sa bilo kog mesta u svetu. Sa podrazumevanim interfejsom kompatibilnim sa mobilnim uređajima i kompatibilnošću sa više pretraživača, sadržaj na Moodle platformi je lako dostupan i konzistentan na različitim veb pregledačima i uređajima.</text:p>
      <text:p text:style-name="P7"><text:bookmark text:name="tw-target-rmn8"/><text:span text:style-name="T5">Moodle koriste razne institucije i pojedinci, uključujući: </text:span><text:span text:style-name="T6">univerzitete, srednje i osnovne škole, vlada, vojne organizacije, zdravstvene organizacije itd.</text:span></text:p>
      <text:p text:style-name="P2"/>
      <text:p text:style-name="P2"/>
      <text:p text:style-name="P2"/>
      <text:p text:style-name="P2"/>
      <text:p text:style-name="P2"/>
      <text:p text:style-name="P2"/>
      <text:p text:style-name="P5">Instalacija Moodle</text:p>
      <text:p text:style-name="P2"/>
      <text:p text:style-name="P12"/>
      <text:p text:style-name="P12"><text:soft-page-break/></text:p>
      <text:p text:style-name="P12"/>
      <text:p text:style-name="P13">Jedan od načina instalacije Moodle</text:p>
      <text:p text:style-name="P2"/>
      <text:p text:style-name="P2"/>
      <text:p text:style-name="P6"/>
      <text:p text:style-name="P2"/>
      <text:p text:style-name="P2"/>
      <text:p text:style-name="P2"/>
      <text:p text:style-name="P18">Moodle Event Plugin</text:p>
      <text:p text:style-name="P18"/>
      <text:p text:style-name="P14"><text:bookmark text:name="tw-target-text"/>Овај додатак за додатну компоненту омогућава администраторима сајта да покрену екстерне радње као што су хттп захтев или е-пошта када се одређени догађаји догоде у Моодле-у. Филтери се могу додати да би се проверило да ли догађај испуњава одређене услове, а радње (е-пошта/хттп објава) могу укључити информације садржане у Моодле догађају. Проналажења се такође могу додати у ток посла како би се омогућило да информације које нису садржане у Моодле догађају буду изложене спољној акцији.</text:p>
      <text:p text:style-name="P21"/>
      <text:p text:style-name="P19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Literatura</text:p>
      <text:p text:style-name="P4"/>
      <text:p text:style-name="P4"/>
      <text:p text:style-name="P4"><text:a xlink:type="simple" xlink:href="https://moodle.org/" text:style-name="Internet_20_link" text:visited-style-name="Visited_20_Internet_20_Link">https://moodle.org/</text:a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Symbol" svg:font-family="OpenSymbol" style:font-charset="x-symbol"/>
    <style:font-face style:name="inherit" svg:font-family="inherit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  <style:text-properties fo:color="#000000" loext:opacity="10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Preformatted_20_Text" style:display-name="Preformatted Text" style:family="paragraph" style:parent-style-name="Standard" style:class="html" style:master-page-name="">
      <loext:graphic-properties draw:fill="solid" draw:fill-color="#ffffff"/>
      <style:paragraph-properties fo:margin-top="0in" fo:margin-bottom="0in" style:contextual-spacing="false" style:page-number="auto" fo:background-color="#ffffff">
        <style:tab-stops/>
      </style:paragraph-properties>
      <style:text-properties fo:color="#000000" loext:opacity="100%" style:font-name="Liberation Mono" fo:font-family="'Liberation Mono'" style:font-family-generic="modern" style:font-pitch="fixed" fo:font-size="10pt" fo:background-color="#ffffff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page-number text:select-page="current">10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1-09T16:41:10.718000000</meta:creation-date>
    <dc:date>2022-11-17T11:07:23.482000000</dc:date>
    <meta:editing-duration>PT43M29S</meta:editing-duration>
    <meta:editing-cycles>4</meta:editing-cycles>
    <meta:generator>LibreOffice/7.2.7.2$Windows_X86_64 LibreOffice_project/8d71d29d553c0f7dcbfa38fbfda25ee34cce99a2</meta:generator>
    <meta:document-statistic meta:table-count="0" meta:image-count="0" meta:object-count="0" meta:page-count="10" meta:paragraph-count="32" meta:word-count="422" meta:character-count="3096" meta:non-whitespace-character-count="2689"/>
  </office:meta>
</office:document-meta>
</file>